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paragraph-properties fo:text-align="center"/>
      <style:text-properties fo:font-size="15pt" style:font-size-asian="15pt" style:font-size-complex="15pt"/>
    </style:style>
  </office:automatic-styles>
  <office:body>
    <office:text text:use-soft-page-breaks="true">
      <text:p text:style-name="P1"/>
      <text:p text:style-name="Standard">ROTOLO Quentin</text:p>
      <text:p text:style-name="P2">Rapport projet Angular</text:p>
      <text:p text:style-name="P3"/>
      <text:p text:style-name="Standard">Notre application répond quasiment à toutes les demandes.</text:p>
      <text:p text:style-name="Standard">Elle possède :</text:p>
      <text:p text:style-name="Standard">- une page d’accueil</text:p>
      <text:p text:style-name="Standard">- une page de contact qui envoie un message en console</text:p>
      <text:p text:style-name="Standard">- La liste de tous les véhicules disponibles</text:p>
      <text:p text:style-name="Standard">- On peut effectuer deux filtres sur cette liste de recherche</text:p>
      <text:p text:style-name="Standard">- On peut afficher les détails d’un véhicule sélectionné</text:p>
      <text:p text:style-name="Standard">- On peut se déconnecter et se connecter en tant qu’utilisateur et Admin</text:p>
      <text:p text:style-name="Standard">- On peut voir les infos de l’utilisateur sur sa page compte si on est connecté</text:p>
      <text:p text:style-name="Standard"/>
      <text:p text:style-name="Standard">- On peut ajouter, modifier et supprimer un véhicule.</text:p>
      <text:p text:style-name="Standard"/>
      <text:p text:style-name="Standard">Je pense donc qu’elle répond partiellement aux demandes faites, seul la partie réservation n’a pas été abordé.</text:p>
      <text:p text:style-name="Standard"/>
      <text:p text:style-name="Standard">Personnellement, j’ai travaillé sur l’architecture (composants, services, model) générale de l’application, la page d’accueil, la page des données utilisateurs, l’affichage (au niveau du réglage front) de la liste des véhicules, la connexion/déconnexion des utilisateurs. J’ai tout de suite cherché à mettre en œuvre une architecture modulable et intéressante.<text:s/></text:p>
      <text:p text:style-name="Standard">J’ai longtemps cherché avant d’avoir mis en œuvre la connexion utilisateur.<text:s/></text:p>
      <text:p text:style-name="Standard"/>
      <text:p text:style-name="Standard">Nous avons plusieurs services, un interrogeant l’API, un gérant l’authentification et un afin d’envoyer des messages à l’utilisateur.</text:p>
      <text:p text:style-name="Standard"/>
      <text:p text:style-name="Standard">Le projet s’est globalement bien passé, j’ai personnellement mis du temps à réaliser certaines fonctionnalités comme la connexion/déconnection utilisateur. Cela m’a freiné dans mon avancement sur les autres tâches, que ça soit pour la réservation des véhicules et la gestion administrateur de l’application.<text:s/></text:p>
      <text:p text:style-name="Standard"/>
      <text:p text:style-name="Standard">N’étant pas personnellement adepte de développement Web, le fait de faire du html m’a un peu freiné.</text:p>
      <text:p text:style-name="Standard"/>
      <text:p text:style-name="Standard">Si je suis un peu satisfait du côté de la réalisation du projet en Angular, je le suis moins quant à notre gestion de projet en méthode Agile.<text:s/></text:p>
      <text:p text:style-name="Standard">J’ai l’impression de ne pas avoir respecté certains fondements importants, notamment sur le respect des périodes de sprint et des tâches associées. L’absence, certaines fois, de communication avec mon binôme ainsi que le rythme d’alternance (et la charge de travail des autres projets) m’ont déconcentré de mes objectifs dans ce projet.<text:s/></text:p>
      <text:p text:style-name="Standard">En revanche, nous nous sommes efforcés d’être rigoureux sur la définition des user story ainsi que leur évaluation en temps et en complexité.<text:s/></text:p>
      <text:p text:style-name="Standard">Nous avons néanmoins mis en place un poker Planning et un Kanban ainsi que des merge requests sur chaque fonctionnalité.</text:p>
      <text:p text:style-name="Standard"/>
      <text:p text:style-name="Standard"><text:tab/>L’avantage du kanban est que même après plusieurs jours sans avoir abordé le projet, nous savons rapidement où nous en sommes.</text:p>
      <text:soft-page-break/>
      <text:p text:style-name="Standard"><text:tab/>Les merge requests elles sont bénéfiques pour éviter de planter la branche principale et permettre d’impliquer les autres personnes travaiilant sur ce même projet.</text:p>
      <text:p text:style-name="Standard"/>
      <text:p text:style-name="Standard">Je pense que l’on a correctement utilisé Git. J’ai voulu tester le développement depuis un fork.<text:s/></text:p>
      <text:p text:style-name="Standard">Cela m’a aidé à mieux comprendre comment Git fonctionn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margin-bottom="0in" fo:line-height="100%"/>
      <style:text-properties style:font-name="Liberation Serif" style:font-name-asian="Noto Serif CJK SC" style:font-name-complex="Lohit Devanagari"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Quentin Rotolo</meta:initial-creator>
    <dc:creator>Quentin Rotolo</dc:creator>
    <meta:creation-date>2023-04-21T21:21:00Z</meta:creation-date>
    <dc:date>2023-04-21T21:37:00Z</dc:date>
    <meta:template xlink:href="Normal.dotm" xlink:type="simple"/>
    <meta:editing-cycles>17</meta:editing-cycles>
    <meta:editing-duration>PT300S</meta:editing-duration>
    <meta:document-statistic meta:page-count="2" meta:paragraph-count="5" meta:word-count="440" meta:character-count="2855" meta:row-count="20" meta:non-whitespace-character-count="2420"/>
  </office:meta>
</office:document-meta>
</file>